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8" style:family="table-cell" style:parent-style-name="Default"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8" table:default-cell-style-name="ce3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IMPROVEMENT</text:p>
          </table:table-cell>
          <table:table-cell table:style-name="Default"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2 [medium]</text:p>
          </table:table-cell>
          <table:table-cell table:style-name="Default" office:value-type="string" calcext:value-type="string">
            <text:p>WORK-IN-PROGRESS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TEST</text:p>
          </table:table-cell>
          <table:table-cell table:style-name="Default" office:value-type="string" calcext:value-type="string">
            <text:p>1 [low]</text:p>
          </table:table-cell>
          <table:table-cell table:style-name="Default" office:value-type="string" calcext:value-type="string">
            <text:p>CLOSED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 table:number-columns-repeated="64"/>
          <table:table-cell table:number-columns-repeated="9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MPROVEMENT</text:p>
          </table:table-cell>
          <table:table-cell table:style-name="Default"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onfirmations and -y options</text:p>
          </table:table-cell>
          <table:table-cell table:style-name="Default" table:number-columns-repeated="59"/>
          <table:table-cell table:number-columns-repeated="96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IMPROVEMENT</text:p>
          </table:table-cell>
          <table:table-cell table:style-name="Default"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4" table:number-columns-repeated="64"/>
          <table:table-cell table:style-name="ce8" table:number-columns-repeated="960"/>
        </table:table-row>
        <table:table-row table:style-name="ro1">
          <table:table-cell table:style-name="ce11" table:number-columns-repeated="5"/>
          <table:table-cell table:style-name="ce12"/>
          <table:table-cell table:style-name="ce11" table:number-columns-repeated="58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number-columns-repeated="64"/>
          <table:table-cell table:style-name="ce15" table:number-columns-repeated="960"/>
        </table:table-row>
        <table:table-row table:style-name="ro1">
          <table:table-cell table:style-name="ce11" table:number-columns-repeated="3"/>
          <table:table-cell table:style-name="ce12"/>
          <table:table-cell table:style-name="ce11" table:number-columns-repeated="60"/>
          <table:table-cell table:number-columns-repeated="960"/>
        </table:table-row>
        <table:table-row table:style-name="ro1">
          <table:table-cell table:number-columns-repeated="64"/>
          <table:table-cell table:style-name="ce3"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0:19:23.260852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0-06T10:21:18.016664283</dc:date>
    <meta:editing-duration>PT5H49M8S</meta:editing-duration>
    <meta:editing-cycles>25</meta:editing-cycles>
    <meta:document-statistic meta:table-count="1" meta:cell-count="30" meta:object-count="0"/>
  </office:meta>
</office:document-meta>
</file>